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paragraph-properties fo:break-before="page"/>
      <style:text-properties fo:font-weight="bold" style:font-weight-asian="bold" style:font-weight-complex="bold"/>
    </style:style>
    <style:style style:name="P5" style:parent-style-name="Standard" style:list-style-name="LFO1" style:family="paragraph"/>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P9" style:parent-style-name="Standard" style:list-style-name="LFO2" style:family="paragraph"/>
    <style:style style:name="P10" style:parent-style-name="Standard" style:list-style-name="LFO2" style:family="paragraph"/>
    <style:style style:name="P11" style:parent-style-name="Standard" style:list-style-name="LFO2" style:family="paragraph"/>
    <style:style style:name="P12" style:parent-style-name="Standard" style:list-style-name="LFO2" style:family="paragraph"/>
    <style:style style:name="P13" style:parent-style-name="Standard" style:list-style-name="LFO2" style:family="paragraph"/>
    <style:style style:name="P14" style:parent-style-name="Standard" style:list-style-name="LFO2" style:family="paragraph"/>
  </office:automatic-styles>
  <office:body>
    <office:text text:use-soft-page-breaks="true">
      <text:p text:style-name="P1">Proiektuko talde eraketaren dokumentua</text:p>
      <text:p text:style-name="Standard"/>
      <text:p text:style-name="Standard">Beheko sinatzaileek, PMOBO ikasgaiko proiektua garatzeko eta bertan lan egiteko akordioa hitzartu dugu (lan-talde guztiak 4 pertsonakoak izan behar dira, salbuespenak onartu daitezke baldin eta irakasleak bere onespena adieraziko balu). Badakigu talde honen partaiderik ez dagoela beste talde batean. Taldeko partaideren batek, taldea utziko balu, besteek proiektua bukatzeko egin beharko diren atazen ardura hartuko genuke gure gain.</text:p>
      <text:p text:style-name="Standard"/>
      <text:p text:style-name="Standard">Taldearen izena: …</text:p>
      <text:p text:style-name="Standard">1. partaidea:<text:s/>Lucia Del Rio</text:p>
      <text:p text:style-name="Standard">2. partaidea:<text:s/>Andrea Eizagirre</text:p>
      <text:p text:style-name="Standard">3. partaidea:<text:s/>Ainhoa Tomas</text:p>
      <text:p text:style-name="Standard">4. partaidea:<text:s/>Mikel Eguia</text:p>
      <text:p text:style-name="Standard">5. partaidea:</text:p>
      <text:p text:style-name="Standard"/>
      <text:p text:style-name="P2">Taldeko lana garatzeko bertaratu gabeko orduak</text:p>
      <text:p text:style-name="Standard"/>
      <text:p text:style-name="Standard">Jarraian, lan egiteko adostu ditugun klase kanpoko orduak adierazten ditugu (adibidez: astelehena 17:00-18:00), jakinda partaide guztiak egoteko aukera dugula, gutxienez astero 5 ordu adostu behar dira. Ordu hauek ez badira ezartzen, orduan irakasleak ez du talde honen sorkuntza proposamena onartuko:</text:p>
      <text:p text:style-name="Standard"/>
      <text:p text:style-name="Standard">1. tartea:<text:s/>Astelehena 14:00 – X</text:p>
      <text:p text:style-name="Standard">2. tartea:<text:s/>Asteartea 14:00 - X</text:p>
      <text:p text:style-name="Standard">3. tartea:<text:s/>Asteazkena 14:00 - X</text:p>
      <text:p text:style-name="Standard">4. tartea:<text:s/>Osteguna 14:00 -X</text:p>
      <text:p text:style-name="Standard">5. tartea:</text:p>
      <text:p text:style-name="Standard"/>
      <text:p text:style-name="P3"/>
      <text:soft-page-break/>
      <text:p text:style-name="P4">Taldeko Arautegia</text:p>
      <text:p text:style-name="Standard"/>
      <text:p text:style-name="Standard">Bukatzeko, hemen zerrendatzen ditugu, gure betebeharren antolakuntza eta taldeko lana arautuko dituzten akordioak. Gidatzat har daitezken adibide batzuk izan zitezkeen hurrengoak:</text:p>
      <text:list text:style-name="LFO1" text:continue-numbering="true">
        <text:list-item>
          <text:p text:style-name="P5">Ez dugu onartuko bileretara<text:s/>X<text:s/>aldiz ez agertzea</text:p>
        </text:list-item>
        <text:list-item>
          <text:p text:style-name="P6">Ez ditugu entregak berandu igoko</text:p>
        </text:list-item>
        <text:list-item>
          <text:p text:style-name="P7">taldekide batek X egingo balu, orduan kanporatua izango da.</text:p>
        </text:list-item>
        <text:list-item>
          <text:p text:style-name="P8">…</text:p>
        </text:list-item>
      </text:list>
      <text:p text:style-name="Standard"/>
      <text:p text:style-name="Standard">Arautegi hau zenbat eta zehatzago, orduan eta errazago izango da etorkizunean edozein arazoren aurrean irtenbide bat topatzea.</text:p>
      <text:p text:style-name="Standard"/>
      <text:p text:style-name="Standard"><text:tab/>Arauen Zerrenda:</text:p>
      <text:list text:style-name="LFO2" text:continue-numbering="true">
        <text:list-item>
          <text:p text:style-name="P9">Ez dugu onartuko bileretara 3 aldiz ez agertzea.</text:p>
        </text:list-item>
        <text:list-item>
          <text:p text:style-name="P10">Ez dugu onartuko entregak berandu igotzea.</text:p>
        </text:list-item>
        <text:list-item>
          <text:p text:style-name="P11">Ez dugu onartuko taldekide batek laguntza behar izatekotan, ez laguntzea.</text:p>
        </text:list-item>
        <text:list-item>
          <text:p text:style-name="P12">Ez dugu onartuko lanik ez egitea.</text:p>
        </text:list-item>
        <text:list-item>
          <text:p text:style-name="P13">Ez dugu onartuko taldekideen artean errespetu falta egotea.</text:p>
        </text:list-item>
        <text:list-item>
          <text:p text:style-name="P14">Ez dugu onartuko plagiorik.</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agozkion ondorioak izan ditzan, horrela sinatzen dugu, __________n, 20__-ko ___________ __</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a" style:display-name="Normala" style:family="paragraph">
      <style:text-properties fo:hyphenate="false"/>
    </style:style>
    <style:style style:name="Paragrafoarenletra-tipolehenetsia" style:display-name="Paragrafoaren letra-tipo lehenetsia"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Zerrenda" style:display-name="Zerrenda" style:family="paragraph" style:parent-style-name="Textbody">
      <style:text-properties fo:hyphenate="false"/>
    </style:style>
    <style:style style:name="Epigrafea" style:display-name="Epigrafe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lucia del rio lizaso</meta:initial-creator>
    <dc:creator>Lucia del Rio</dc:creator>
    <meta:creation-date>2024-03-02T13:26:00Z</meta:creation-date>
    <dc:date>2024-03-02T13:26:00Z</dc:date>
    <meta:template xlink:href="Normal" xlink:type="simple"/>
    <meta:editing-cycles>2</meta:editing-cycles>
    <meta:editing-duration>PT540S</meta:editing-duration>
    <meta:document-statistic meta:page-count="2" meta:paragraph-count="4" meta:word-count="308" meta:character-count="2001" meta:row-count="14" meta:non-whitespace-character-count="1697"/>
  </office:meta>
</office:document-meta>
</file>